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e8a7" officeooo:paragraph-rsid="0003e8a7"/>
    </style:style>
    <style:style style:name="P2" style:family="paragraph" style:parent-style-name="Standard">
      <style:text-properties officeooo:rsid="000538f3" officeooo:paragraph-rsid="0003e8a7"/>
    </style:style>
    <style:style style:name="P3" style:family="paragraph" style:parent-style-name="Standard">
      <style:text-properties officeooo:rsid="0005d998" officeooo:paragraph-rsid="0005d9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itcosmeticos @outlook.es</text:p>
      <text:p text:style-name="P1">jfhfdhg64slp-09_x</text:p>
      <text:p text:style-name="P1"/>
      <text:p text:style-name="P2">hjg5ytd7sfy9tsdf</text:p>
      <text:p text:style-name="P3">clave hotmai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5:58:56.041751566</meta:creation-date>
    <meta:editing-duration>PT49M11S</meta:editing-duration>
    <meta:editing-cycles>2</meta:editing-cycles>
    <meta:generator>LibreOffice/5.2.7.2$Linux_X86_64 LibreOffice_project/20m0$Build-2</meta:generator>
    <dc:date>2018-11-22T16:58:32.449024961</dc:date>
    <meta:document-statistic meta:table-count="0" meta:image-count="0" meta:object-count="0" meta:page-count="1" meta:paragraph-count="4" meta:word-count="6" meta:character-count="74" meta:non-whitespace-character-count="72"/>
  </office:meta>
</office:document-meta>
</file>